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4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0" calcext:value-type="float">
            <text:p>0</text:p>
          </table:table-cell>
          <table:table-cell table:style-name="ce42" table:formula="of:=[.D3]/[.$D$12]" office:value-type="percentage" office:value="0" calcext:value-type="percentage">
            <text:p>0,0%</text:p>
          </table:table-cell>
          <table:table-cell table:style-name="ce46" table:formula="of:=[.E3]" office:value-type="percentage" office:value="0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style-name="ce35" table:formula="of:=[.B4]+[.C4]" office:value-type="float" office:value="34" calcext:value-type="float">
            <text:p>34</text:p>
          </table:table-cell>
          <table:table-cell table:style-name="ce42" table:formula="of:=[.D4]/[.$D$12]" office:value-type="percentage" office:value="0.108626198083067" calcext:value-type="percentage">
            <text:p>10,9%</text:p>
          </table:table-cell>
          <table:table-cell table:style-name="ce47" table:formula="of:=[.F3]+[.E4]" office:value-type="percentage" office:value="0.108626198083067" calcext:value-type="percentage">
            <text:p>1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9" office:value-type="float" office:value="17" calcext:value-type="float">
            <text:p>17</text:p>
          </table:table-cell>
          <table:table-cell table:style-name="ce35" table:formula="of:=[.B5]+[.C5]" office:value-type="float" office:value="29" calcext:value-type="float">
            <text:p>29</text:p>
          </table:table-cell>
          <table:table-cell table:style-name="ce42" table:formula="of:=[.D5]/[.$D$12]" office:value-type="percentage" office:value="0.0926517571884984" calcext:value-type="percentage">
            <text:p>9,3%</text:p>
          </table:table-cell>
          <table:table-cell table:style-name="ce46" table:formula="of:=[.F4]+[.E5]" office:value-type="percentage" office:value="0.201277955271565" calcext:value-type="percentage">
            <text:p>2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17" calcext:value-type="float">
            <text:p>17</text:p>
          </table:table-cell>
          <table:table-cell table:style-name="ce35" table:formula="of:=[.B6]+[.C6]" office:value-type="float" office:value="30" calcext:value-type="float">
            <text:p>30</text:p>
          </table:table-cell>
          <table:table-cell table:style-name="ce42" table:formula="of:=[.D6]/[.$D$12]" office:value-type="percentage" office:value="0.0958466453674121" calcext:value-type="percentage">
            <text:p>9,6%</text:p>
          </table:table-cell>
          <table:table-cell table:style-name="ce48" table:formula="of:=[.F5]+[.E6]" office:value-type="percentage" office:value="0.297124600638978" calcext:value-type="percentage">
            <text:p>3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16" calcext:value-type="float">
            <text:p>16</text:p>
          </table:table-cell>
          <table:table-cell table:style-name="ce35" table:formula="of:=[.B7]+[.C7]" office:value-type="float" office:value="36" calcext:value-type="float">
            <text:p>36</text:p>
          </table:table-cell>
          <table:table-cell table:style-name="ce42" table:formula="of:=[.D7]/[.$D$12]" office:value-type="percentage" office:value="0.115015974440895" calcext:value-type="percentage">
            <text:p>11,5%</text:p>
          </table:table-cell>
          <table:table-cell table:style-name="ce48" table:formula="of:=[.F6]+[.E7]" office:value-type="percentage" office:value="0.412140575079872" calcext:value-type="percentage">
            <text:p>4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4" calcext:value-type="float">
            <text:p>24</text:p>
          </table:table-cell>
          <table:table-cell table:style-name="ce29" office:value-type="float" office:value="31" calcext:value-type="float">
            <text:p>31</text:p>
          </table:table-cell>
          <table:table-cell table:style-name="ce35" table:formula="of:=[.B8]+[.C8]" office:value-type="float" office:value="55" calcext:value-type="float">
            <text:p>55</text:p>
          </table:table-cell>
          <table:table-cell table:style-name="ce42" table:formula="of:=[.D8]/[.$D$12]" office:value-type="percentage" office:value="0.175718849840256" calcext:value-type="percentage">
            <text:p>17,6%</text:p>
          </table:table-cell>
          <table:table-cell table:style-name="ce46" table:formula="of:=[.F7]+[.E8]" office:value-type="percentage" office:value="0.587859424920128" calcext:value-type="percentage">
            <text:p>5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35" table:formula="of:=[.B9]+[.C9]" office:value-type="float" office:value="43" calcext:value-type="float">
            <text:p>43</text:p>
          </table:table-cell>
          <table:table-cell table:style-name="ce42" table:formula="of:=[.D9]/[.$D$12]" office:value-type="percentage" office:value="0.137380191693291" calcext:value-type="percentage">
            <text:p>13,7%</text:p>
          </table:table-cell>
          <table:table-cell table:style-name="ce46" table:formula="of:=[.F8]+[.E9]" office:value-type="percentage" office:value="0.725239616613419" calcext:value-type="percentage">
            <text:p>7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style-name="ce35" table:formula="of:=[.B10]+[.C10]" office:value-type="float" office:value="27" calcext:value-type="float">
            <text:p>27</text:p>
          </table:table-cell>
          <table:table-cell table:style-name="ce42" table:formula="of:=[.D10]/[.$D$12]" office:value-type="percentage" office:value="0.0862619808306709" calcext:value-type="percentage">
            <text:p>8,6%</text:p>
          </table:table-cell>
          <table:table-cell table:style-name="ce46" table:formula="of:=[.F9]+[.E10]" office:value-type="percentage" office:value="0.811501597444089" calcext:value-type="percentage">
            <text:p>8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37" calcext:value-type="float">
            <text:p>37</text:p>
          </table:table-cell>
          <table:table-cell table:style-name="ce35" table:formula="of:=[.B11]+[.C11]" office:value-type="float" office:value="59" calcext:value-type="float">
            <text:p>59</text:p>
          </table:table-cell>
          <table:table-cell table:style-name="ce43" table:formula="of:=[.D11]/[.$D$12]" office:value-type="percentage" office:value="0.188498402555911" calcext:value-type="percentage">
            <text:p>18,8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46" calcext:value-type="float">
            <text:p>146</text:p>
          </table:table-cell>
          <table:table-cell table:style-name="ce20" table:formula="of:=SUM([.C3:.C11])" office:value-type="float" office:value="167" calcext:value-type="float">
            <text:p>167</text:p>
          </table:table-cell>
          <table:table-cell table:style-name="ce36" table:formula="of:=SUM([.D3:.D11])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66453674121406" calcext:value-type="percentage">
            <text:p>47 %</text:p>
          </table:table-cell>
          <table:table-cell table:style-name="ce21" table:formula="of:=[.C12]/[.D12]" office:value-type="percentage" office:value="0.533546325878594" calcext:value-type="percentage">
            <text:p>53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6 casos confirmados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37" calcext:value-type="float">
            <text:p>237</text:p>
          </table:table-cell>
          <table:table-cell table:style-name="ce38" office:value-type="float" office:value="6" calcext:value-type="float">
            <text:p>6</text:p>
          </table:table-cell>
          <table:table-cell table:style-name="ce23" table:formula="of:=SUM([.A18:.D18])" office:value-type="float" office:value="317" calcext:value-type="float">
            <text:p>317</text:p>
          </table:table-cell>
          <table:table-cell/>
          <table:table-cell table:style-name="ce59" office:value-type="percentage" office:value="0.04" calcext:value-type="percentage" table:number-columns-spanned="3" table:number-rows-spanned="1">
            <text:p>4,0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126182965299685" calcext:value-type="percentage">
            <text:p>12,6%</text:p>
          </table:table-cell>
          <table:table-cell table:style-name="ce9" table:formula="of:=[.B18]/[.$E$18]" office:value-type="percentage" office:value="0.107255520504732" calcext:value-type="percentage">
            <text:p>10,7%</text:p>
          </table:table-cell>
          <table:table-cell table:style-name="ce9" table:formula="of:=[.C18]/[.$E$18]" office:value-type="percentage" office:value="0.747634069400631" calcext:value-type="percentage">
            <text:p>74,8%</text:p>
          </table:table-cell>
          <table:table-cell table:style-name="ce9" table:formula="of:=[.D18]/[.$E$18]" office:value-type="percentage" office:value="0.0189274447949527" calcext:value-type="percentage">
            <text:p>1,9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6 casos confirmado no ha sido posible identificar la existencia o no de sintomatología</text:span></text:p>
          </table:table-cell>
          <table:table-cell table:number-columns-repeated="5"/>
          <table:table-cell table:style-name="ce60" office:value-type="float" office:value="10.3" calcext:value-type="float" table:number-columns-spanned="3" table:number-rows-spanned="1">
            <text:p>10,3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73" calcext:value-type="float">
            <text:p>173</text:p>
          </table:table-cell>
          <table:table-cell table:style-name="ce30" table:formula="of:=[.B22]/[.E18]" office:value-type="percentage" office:value="0.545741324921136" calcext:value-type="percentage">
            <text:p>55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38" calcext:value-type="float">
            <text:p>138</text:p>
          </table:table-cell>
          <table:table-cell table:style-name="ce31" table:formula="of:=[.B23]/[.E18]" office:value-type="percentage" office:value="0.435331230283912" calcext:value-type="percentage">
            <text:p>44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7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7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58" calcext:value-type="float">
            <text:p>58</text:p>
          </table:table-cell>
          <table:table-cell table:style-name="ce32" table:formula="of:=[.B28]/[.$B$96]" office:value-type="percentage" office:value="0.182965299684543" calcext:value-type="percentage">
            <text:p>18,30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17" calcext:value-type="float">
            <text:p>17</text:p>
          </table:table-cell>
          <table:table-cell table:style-name="ce71" table:formula="of:=[.G28]/[.G$37]" office:value-type="percentage" office:value="0.0536277602523659" calcext:value-type="percentage">
            <text:p>5,36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29]/[.$B$96]" office:value-type="percentage" office:value="0.0599369085173502" calcext:value-type="percentage">
            <text:p>5,99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10" calcext:value-type="float">
            <text:p>10</text:p>
          </table:table-cell>
          <table:table-cell table:style-name="ce72" table:formula="of:=[.G29]/[.G$37]" office:value-type="percentage" office:value="0.0315457413249211" calcext:value-type="percentage">
            <text:p>3,15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0]/[.$B$96]" office:value-type="percentage" office:value="0.0410094637223975" calcext:value-type="percentage">
            <text:p>4,10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11" calcext:value-type="float">
            <text:p>11</text:p>
          </table:table-cell>
          <table:table-cell table:style-name="ce73" table:formula="of:=[.G30]/[.G$37]" office:value-type="percentage" office:value="0.0347003154574132" calcext:value-type="percentage">
            <text:p>3,47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1]/[.$B$96]" office:value-type="percentage" office:value="0.0378548895899054" calcext:value-type="percentage">
            <text:p>3,79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2" office:value-type="float" office:value="27" calcext:value-type="float">
            <text:p>27</text:p>
          </table:table-cell>
          <table:table-cell table:style-name="ce72" table:formula="of:=[.G31]/[.G$37]" office:value-type="percentage" office:value="0.0851735015772871" calcext:value-type="percentage">
            <text:p>8,52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2]/[.$B$96]" office:value-type="percentage" office:value="0.0378548895899054" calcext:value-type="percentage">
            <text:p>3,79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15" calcext:value-type="float">
            <text:p>15</text:p>
          </table:table-cell>
          <table:table-cell table:style-name="ce73" table:formula="of:=[.G32]/[.G$37]" office:value-type="percentage" office:value="0.0473186119873817" calcext:value-type="percentage">
            <text:p>4,7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3]/[.$B$96]" office:value-type="percentage" office:value="0.0347003154574132" calcext:value-type="percentage">
            <text:p>3,47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3" office:value-type="float" office:value="51" calcext:value-type="float">
            <text:p>51</text:p>
          </table:table-cell>
          <table:table-cell table:style-name="ce74" table:formula="of:=[.G33]/[.G$37]" office:value-type="percentage" office:value="0.160883280757098" calcext:value-type="percentage">
            <text:p>16,09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4]/[.$B$96]" office:value-type="percentage" office:value="0.0347003154574132" calcext:value-type="percentage">
            <text:p>3,47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38" calcext:value-type="float">
            <text:p>38</text:p>
          </table:table-cell>
          <table:table-cell table:style-name="ce75" table:formula="of:=[.G34]/[.G$37]" office:value-type="percentage" office:value="0.1198738170347" calcext:value-type="percentage">
            <text:p>11,99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5]/[.$B$96]" office:value-type="percentage" office:value="0.0315457413249211" calcext:value-type="percentage">
            <text:p>3,15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131" calcext:value-type="float">
            <text:p>131</text:p>
          </table:table-cell>
          <table:table-cell table:style-name="ce76" table:formula="of:=[.G35]/[.G$37]" office:value-type="percentage" office:value="0.413249211356467" calcext:value-type="percentage">
            <text:p>41,32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6]/[.$B$96]" office:value-type="percentage" office:value="0.028391167192429" calcext:value-type="percentage">
            <text:p>2,84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17" calcext:value-type="float">
            <text:p>17</text:p>
          </table:table-cell>
          <table:table-cell table:style-name="ce73" table:formula="of:=[.G36]/[.G$37]" office:value-type="percentage" office:value="0.0536277602523659" calcext:value-type="percentage">
            <text:p>5,36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7]/[.$B$96]" office:value-type="percentage" office:value="0.0252365930599369" calcext:value-type="percentage">
            <text:p>2,52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317" calcext:value-type="float">
            <text:p>317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8]/[.$B$96]" office:value-type="percentage" office:value="0.0220820189274448" calcext:value-type="percentage">
            <text:p>2,21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9]/[.$B$96]" office:value-type="percentage" office:value="0.0189274447949527" calcext:value-type="percentage">
            <text:p>1,89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0]/[.$B$96]" office:value-type="percentage" office:value="0.0189274447949527" calcext:value-type="percentage">
            <text:p>1,89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1]/[.$B$96]" office:value-type="percentage" office:value="0.0157728706624606" calcext:value-type="percentage">
            <text:p>1,58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2]/[.$B$96]" office:value-type="percentage" office:value="0.0157728706624606" calcext:value-type="percentage">
            <text:p>1,58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3]/[.$B$96]" office:value-type="percentage" office:value="0.0157728706624606" calcext:value-type="percentage">
            <text:p>1,58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4]/[.$B$96]" office:value-type="percentage" office:value="0.0157728706624606" calcext:value-type="percentage">
            <text:p>1,58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5]/[.$B$96]" office:value-type="percentage" office:value="0.0157728706624606" calcext:value-type="percentage">
            <text:p>1,58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6]/[.$B$96]" office:value-type="percentage" office:value="0.0157728706624606" calcext:value-type="percentage">
            <text:p>1,58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7]/[.$B$96]" office:value-type="percentage" office:value="0.0126182965299685" calcext:value-type="percentage">
            <text:p>1,26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8]/[.$B$96]" office:value-type="percentage" office:value="0.0126182965299685" calcext:value-type="percentage">
            <text:p>1,26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49]/[.$B$96]" office:value-type="percentage" office:value="0.00946372239747634" calcext:value-type="percentage">
            <text:p>0,95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0]/[.$B$96]" office:value-type="percentage" office:value="0.00946372239747634" calcext:value-type="percentage">
            <text:p>0,95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1]/[.$B$96]" office:value-type="percentage" office:value="0.00946372239747634" calcext:value-type="percentage">
            <text:p>0,95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2]/[.$B$96]" office:value-type="percentage" office:value="0.00946372239747634" calcext:value-type="percentage">
            <text:p>0,95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3]/[.$B$96]" office:value-type="percentage" office:value="0.00946372239747634" calcext:value-type="percentage">
            <text:p>0,95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4]/[.$B$96]" office:value-type="percentage" office:value="0.00946372239747634" calcext:value-type="percentage">
            <text:p>0,95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5]/[.$B$96]" office:value-type="percentage" office:value="0.00946372239747634" calcext:value-type="percentage">
            <text:p>0,95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6]/[.$B$96]" office:value-type="percentage" office:value="0.00946372239747634" calcext:value-type="percentage">
            <text:p>0,95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7]/[.$B$96]" office:value-type="percentage" office:value="0.00946372239747634" calcext:value-type="percentage">
            <text:p>0,95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8]/[.$B$96]" office:value-type="percentage" office:value="0.00946372239747634" calcext:value-type="percentage">
            <text:p>0,95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59]/[.$B$96]" office:value-type="percentage" office:value="0.00630914826498423" calcext:value-type="percentage">
            <text:p>0,63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0]/[.$B$96]" office:value-type="percentage" office:value="0.00630914826498423" calcext:value-type="percentage">
            <text:p>0,63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1]/[.$B$96]" office:value-type="percentage" office:value="0.00630914826498423" calcext:value-type="percentage">
            <text:p>0,63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2]/[.$B$96]" office:value-type="percentage" office:value="0.00630914826498423" calcext:value-type="percentage">
            <text:p>0,63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3]/[.$B$96]" office:value-type="percentage" office:value="0.00630914826498423" calcext:value-type="percentage">
            <text:p>0,63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4]/[.$B$96]" office:value-type="percentage" office:value="0.00630914826498423" calcext:value-type="percentage">
            <text:p>0,63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5]/[.$B$96]" office:value-type="percentage" office:value="0.00630914826498423" calcext:value-type="percentage">
            <text:p>0,63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6]/[.$B$96]" office:value-type="percentage" office:value="0.00630914826498423" calcext:value-type="percentage">
            <text:p>0,63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o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7]/[.$B$96]" office:value-type="percentage" office:value="0.00630914826498423" calcext:value-type="percentage">
            <text:p>0,63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8]/[.$B$96]" office:value-type="percentage" office:value="0.00630914826498423" calcext:value-type="percentage">
            <text:p>0,63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9]/[.$B$96]" office:value-type="percentage" office:value="0.00630914826498423" calcext:value-type="percentage">
            <text:p>0,63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0]/[.$B$96]" office:value-type="percentage" office:value="0.00630914826498423" calcext:value-type="percentage">
            <text:p>0,63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1]/[.$B$96]" office:value-type="percentage" office:value="0.00630914826498423" calcext:value-type="percentage">
            <text:p>0,6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2]/[.$B$96]" office:value-type="percentage" office:value="0.00630914826498423" calcext:value-type="percentage">
            <text:p>0,6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3]/[.$B$96]" office:value-type="percentage" office:value="0.00315457413249211" calcext:value-type="percentage">
            <text:p>0,32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4]/[.$B$96]" office:value-type="percentage" office:value="0.00315457413249211" calcext:value-type="percentage">
            <text:p>0,32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gu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5]/[.$B$96]" office:value-type="percentage" office:value="0.00315457413249211" calcext:value-type="percentage">
            <text:p>0,32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cei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6]/[.$B$96]" office:value-type="percentage" office:value="0.00315457413249211" calcext:value-type="percentage">
            <text:p>0,32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96]" office:value-type="percentage" office:value="0.00315457413249211" calcext:value-type="percentage">
            <text:p>0,32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96]" office:value-type="percentage" office:value="0.00315457413249211" calcext:value-type="percentage">
            <text:p>0,32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96]" office:value-type="percentage" office:value="0.00315457413249211" calcext:value-type="percentage">
            <text:p>0,32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96]" office:value-type="percentage" office:value="0.00315457413249211" calcext:value-type="percentage">
            <text:p>0,32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96]" office:value-type="percentage" office:value="0.00315457413249211" calcext:value-type="percentage">
            <text:p>0,32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squeruel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96]" office:value-type="percentage" office:value="0.00315457413249211" calcext:value-type="percentage">
            <text:p>0,32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6]" office:value-type="percentage" office:value="0.00315457413249211" calcext:value-type="percentage">
            <text:p>0,32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6]" office:value-type="percentage" office:value="0.00315457413249211" calcext:value-type="percentage">
            <text:p>0,32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6]" office:value-type="percentage" office:value="0.00315457413249211" calcext:value-type="percentage">
            <text:p>0,32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6]" office:value-type="percentage" office:value="0.00315457413249211" calcext:value-type="percentage">
            <text:p>0,32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6]" office:value-type="percentage" office:value="0.00315457413249211" calcext:value-type="percentage">
            <text:p>0,32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6]" office:value-type="percentage" office:value="0.00315457413249211" calcext:value-type="percentage">
            <text:p>0,32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6]" office:value-type="percentage" office:value="0.00315457413249211" calcext:value-type="percentage">
            <text:p>0,32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96]" office:value-type="percentage" office:value="0.00315457413249211" calcext:value-type="percentage">
            <text:p>0,32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96]" office:value-type="percentage" office:value="0.00315457413249211" calcext:value-type="percentage">
            <text:p>0,32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96]" office:value-type="percentage" office:value="0.00315457413249211" calcext:value-type="percentage">
            <text:p>0,32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96]" office:value-type="percentage" office:value="0.00315457413249211" calcext:value-type="percentage">
            <text:p>0,32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96]" office:value-type="percentage" office:value="0.00315457413249211" calcext:value-type="percentage">
            <text:p>0,32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7" calcext:value-type="float">
            <text:p>17</text:p>
          </table:table-cell>
          <table:table-cell table:style-name="ce33" table:formula="of:=[.B95]/[.$B$96]" office:value-type="percentage" office:value="0.0536277602523659" calcext:value-type="percentage">
            <text:p>5,36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5])" office:value-type="float" office:value="317" calcext:value-type="float">
            <text:p>317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9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1'.$A$1" table:cell-range-address="$'20200921'.$A$27:.$D$94"/>
        </table:named-expressions>
      </table:table>
      <table:named-expressions/>
      <table:database-ranges>
        <table:database-range table:name="__Anonymous_Sheet_DB__0" table:target-range-address="'20200921'.A27:'20200921'.D9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1" style:display-name="PageStyle_202009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2T15:49:05</dc:date>
    <meta:generator>LibreOffice/6.0.7.3$Linux_X86_64 LibreOffice_project/00m0$Build-3</meta:generator>
    <meta:document-statistic meta:table-count="1" meta:cell-count="40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